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0833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0.7729in"/>
    </style:style>
    <style:style style:name="Table1.C" style:family="table-column">
      <style:table-column-properties style:column-width="1.3653in"/>
    </style:style>
    <style:style style:name="Table1.A1" style:family="table-cell">
      <style:table-cell-properties style:vertical-align="middle" fo:padding="0.0194in" fo:border="none"/>
    </style:style>
    <style:style style:name="Table1.4" style:family="table-row">
      <style:table-row-properties style:min-row-height="0.3292in"/>
    </style:style>
    <style:style style:name="Table2" style:family="table">
      <style:table-properties style:width="3.0597in" table:align="left"/>
    </style:style>
    <style:style style:name="Table2.A" style:family="table-column">
      <style:table-column-properties style:column-width="1.1771in"/>
    </style:style>
    <style:style style:name="Table2.B" style:family="table-column">
      <style:table-column-properties style:column-width="0.7729in"/>
    </style:style>
    <style:style style:name="Table2.C" style:family="table-column">
      <style:table-column-properties style:column-width="1.10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8278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7729in"/>
    </style:style>
    <style:style style:name="Table3.C" style:family="table-column">
      <style:table-column-properties style:column-width="1.10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90fa2" officeooo:paragraph-rsid="00190fa2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>
      <loext:graphic-properties draw:fill="solid" draw:fill-color="#eeeeee" draw:opacity="64%"/>
      <style:text-properties style:font-name="Liberation Sans" fo:font-size="1pt" style:font-name-asian="Liberation Sans2" style:font-name-complex="Liberation Sans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solid" draw:fill-color="#eeeeee" draw:opacity="64%" draw:auto-grow-height="false" draw:auto-grow-width="false" fo:min-height="1.1035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eeeeee" draw:opacity="64%" draw:auto-grow-height="false" draw:auto-grow-width="false" fo:min-height="1.1681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eeeee" draw:opacity="64%" draw:auto-grow-height="false" draw:auto-grow-width="false" fo:min-height="0.7398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c Modern Hotel Network Design Case Study</text:p>
      <text:h text:style-name="Heading_20_2" text:outline-level="2">Overview</text:h>
      <text:p text:style-name="Text_20_body">As part of an end-year networking project, the objective is to design and implement a network infrastructure for <text:span text:style-name="Strong_20_Emphasis">Vic Modern Hotel</text:span>.</text:p>
      <text:p text:style-name="Text_20_body">The hotel consists of <text:span text:style-name="Strong_20_Emphasis">three floors</text:span>, each containing different departments:</text:p>
      <text:list text:style-name="L1">
        <text:list-item>
          <text:p text:style-name="P2"><text:span text:style-name="Strong_20_Emphasis">1st Floor:</text:span> Reception, Store, Logistics</text:p>
        </text:list-item>
        <text:list-item>
          <text:p text:style-name="P2"><text:span text:style-name="Strong_20_Emphasis">2nd Floor:</text:span> Finance, HR, Sales/Marketing</text:p>
        </text:list-item>
        <text:list-item>
          <text:p text:style-name="P2"><text:span text:style-name="Strong_20_Emphasis">3rd Floor:</text:span> IT, Admin</text:p>
        </text:list-item>
      </text:list>
      <text:h text:style-name="Heading_20_2" text:outline-level="2">Design Requirements</text:h>
      <text:h text:style-name="Heading_20_3" text:outline-level="3">1. Router Configuration</text:h>
      <text:list text:style-name="L2">
        <text:list-item>
          <text:p text:style-name="P3">A total of <text:span text:style-name="Strong_20_Emphasis">three routers</text:span> must be used.</text:p>
        </text:list-item>
        <text:list-item>
          <text:p text:style-name="P3">Each router represents one floor.</text:p>
        </text:list-item>
        <text:list-item>
          <text:p text:style-name="P3">All routers are placed in the <text:span text:style-name="Strong_20_Emphasis">server room (IT Department)</text:span>.</text:p>
        </text:list-item>
      </text:list>
      <text:h text:style-name="Heading_20_3" text:outline-level="3">2. Router Interconnection</text:h>
      <text:list text:style-name="L3">
        <text:list-item>
          <text:p text:style-name="P4">Routers must be connected using <text:span text:style-name="Strong_20_Emphasis">Serial DCE cables</text:span>.</text:p>
        </text:list-item>
        <text:list-item>
          <text:p text:style-name="P4">The inter-router networks must use the following <text:span text:style-name="Strong_20_Emphasis">/30 subnets</text:span>:</text:p>
          <text:list>
            <text:list-item>
              <text:p text:style-name="P4">10.10.10.0/30</text:p>
            </text:list-item>
            <text:list-item>
              <text:p text:style-name="P4">10.10.10.4/30</text:p>
            </text:list-item>
            <text:list-item>
              <text:p text:style-name="P4">10.10.10.8/30</text:p>
            </text:list-item>
          </text:list>
        </text:list-item>
      </text:list>
      <text:h text:style-name="Heading_20_3" text:outline-level="3">3. Switch Deployment</text:h>
      <text:list text:style-name="L4">
        <text:list-item>
          <text:p text:style-name="P5">Each floor must have <text:span text:style-name="Strong_20_Emphasis">one switch</text:span>.</text:p>
        </text:list-item>
        <text:list-item>
          <text:p text:style-name="P5">Switches are placed on their respective floors.</text:p>
        </text:list-item>
      </text:list>
      <text:h text:style-name="Heading_20_3" text:outline-level="3">4. Wireless Network</text:h>
      <text:list text:style-name="L5">
        <text:list-item>
          <text:p text:style-name="P6">Each floor must provide <text:span text:style-name="Strong_20_Emphasis">Wi-Fi connectivity</text:span>.</text:p>
        </text:list-item>
        <text:list-item>
          <text:p text:style-name="P6">Wireless networks should support:</text:p>
          <text:list>
            <text:list-item>
              <text:p text:style-name="P6">Laptops</text:p>
            </text:list-item>
            <text:list-item>
              <text:p text:style-name="P6">Mobile devices</text:p>
            </text:list-item>
          </text:list>
        </text:list-item>
      </text:list>
      <text:h text:style-name="Heading_20_3" text:outline-level="3"><text:soft-page-break/>5. Printers</text:h>
      <text:list text:style-name="L6">
        <text:list-item>
          <text:p text:style-name="P7">Each department must have <text:span text:style-name="Strong_20_Emphasis">one printer</text:span>.</text:p>
        </text:list-item>
        <text:list-item>
          <text:p text:style-name="P7">Printers should be connected to their respective VLANs.</text:p>
        </text:list-item>
      </text:list>
      <text:h text:style-name="Heading_20_2" text:outline-level="2">VLAN and IP Addressing Scheme</text:h>
      <text:h text:style-name="Heading_20_3" text:outline-level="3"/>
      <text:h text:style-name="Heading_20_3" text:outline-level="3">1st Floor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Department</text:p>
            </table:table-cell>
            <table:table-cell table:style-name="Table1.A1" office:value-type="string">
              <text:p text:style-name="Table_20_Heading">VLAN ID</text:p>
            </table:table-cell>
            <table:table-cell table:style-name="Table1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1.A1" office:value-type="string">
            <text:p text:style-name="Table_20_Contents">Reception</text:p>
          </table:table-cell>
          <table:table-cell table:style-name="Table1.A1" office:value-type="string">
            <text:p text:style-name="Table_20_Contents">VLAN 80</text:p>
          </table:table-cell>
          <table:table-cell table:style-name="Table1.A1" office:value-type="string">
            <text:p text:style-name="Table_20_Contents">192.168.80.0/24</text:p>
          </table:table-cell>
        </table:table-row>
        <table:table-row>
          <table:table-cell table:style-name="Table1.A1" office:value-type="string">
            <text:p text:style-name="Table_20_Contents">Store</text:p>
          </table:table-cell>
          <table:table-cell table:style-name="Table1.A1" office:value-type="string">
            <text:p text:style-name="Table_20_Contents">VLAN 70</text:p>
          </table:table-cell>
          <table:table-cell table:style-name="Table1.A1" office:value-type="string">
            <text:p text:style-name="Table_20_Contents">192.168.70.0/24</text:p>
          </table:table-cell>
        </table:table-row>
        <table:table-row table:style-name="Table1.4">
          <table:table-cell table:style-name="Table1.A1" office:value-type="string">
            <text:p text:style-name="Table_20_Contents">Logistics</text:p>
          </table:table-cell>
          <table:table-cell table:style-name="Table1.A1" office:value-type="string">
            <text:p text:style-name="Table_20_Contents">VLAN 60</text:p>
          </table:table-cell>
          <table:table-cell table:style-name="Table1.A1" office:value-type="string">
            <text:p text:style-name="Table_20_Contents">192.168.60.0/24</text:p>
          </table:table-cell>
        </table:table-row>
      </table:table>
      <text:h text:style-name="Heading_20_3" text:outline-level="3"/>
      <text:h text:style-name="Heading_20_3" text:outline-level="3">2nd Floor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Department</text:p>
            </table:table-cell>
            <table:table-cell table:style-name="Table2.A1" office:value-type="string">
              <text:p text:style-name="Table_20_Heading">VLAN ID</text:p>
            </table:table-cell>
            <table:table-cell table:style-name="Table2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2.A1" office:value-type="string">
            <text:p text:style-name="Table_20_Contents">Finance</text:p>
          </table:table-cell>
          <table:table-cell table:style-name="Table2.A1" office:value-type="string">
            <text:p text:style-name="Table_20_Contents">VLAN 50</text:p>
          </table:table-cell>
          <table:table-cell table:style-name="Table2.A1" office:value-type="string">
            <text:p text:style-name="Table_20_Contents">192.168.5.0/24</text:p>
          </table:table-cell>
        </table:table-row>
        <table:table-row>
          <table:table-cell table:style-name="Table2.A1" office:value-type="string">
            <text:p text:style-name="Table_20_Contents">HR</text:p>
          </table:table-cell>
          <table:table-cell table:style-name="Table2.A1" office:value-type="string">
            <text:p text:style-name="Table_20_Contents">VLAN 40</text:p>
          </table:table-cell>
          <table:table-cell table:style-name="Table2.A1" office:value-type="string">
            <text:p text:style-name="Table_20_Contents">192.168.4.0/24</text:p>
          </table:table-cell>
        </table:table-row>
        <table:table-row>
          <table:table-cell table:style-name="Table2.A1" office:value-type="string">
            <text:p text:style-name="Table_20_Contents">Sales/Marketing</text:p>
          </table:table-cell>
          <table:table-cell table:style-name="Table2.A1" office:value-type="string">
            <text:p text:style-name="Table_20_Contents">VLAN 30</text:p>
          </table:table-cell>
          <table:table-cell table:style-name="Table2.A1" office:value-type="string">
            <text:p text:style-name="Table_20_Contents">192.168.3.0/24</text:p>
          </table:table-cell>
        </table:table-row>
      </table:table>
      <text:h text:style-name="Heading_20_3" text:outline-level="3"/>
      <text:h text:style-name="Heading_20_3" text:outline-level="3">3rd Floor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Department</text:p>
            </table:table-cell>
            <table:table-cell table:style-name="Table3.A1" office:value-type="string">
              <text:p text:style-name="Table_20_Heading">VLAN ID</text:p>
            </table:table-cell>
            <table:table-cell table:style-name="Table3.A1" office:value-type="string">
              <text:p text:style-name="Table_20_Heading">Network</text:p>
            </table:table-cell>
          </table:table-row>
        </table:table-header-rows>
        <table:table-row>
          <table:table-cell table:style-name="Table3.A1" office:value-type="string">
            <text:p text:style-name="Table_20_Contents">Admin</text:p>
          </table:table-cell>
          <table:table-cell table:style-name="Table3.A1" office:value-type="string">
            <text:p text:style-name="Table_20_Contents">VLAN 20</text:p>
          </table:table-cell>
          <table:table-cell table:style-name="Table3.A1" office:value-type="string">
            <text:p text:style-name="Table_20_Contents">192.168.2.0/24</text:p>
          </table:table-cell>
        </table:table-row>
        <table:table-row>
          <table:table-cell table:style-name="Table3.A1" office:value-type="string">
            <text:p text:style-name="Table_20_Contents">IT</text:p>
          </table:table-cell>
          <table:table-cell table:style-name="Table3.A1" office:value-type="string">
            <text:p text:style-name="Table_20_Contents">VLAN 10</text:p>
          </table:table-cell>
          <table:table-cell table:style-name="Table3.A1" office:value-type="string">
            <text:p text:style-name="Table_20_Contents">192.168.1.0/24</text:p>
          </table:table-cell>
        </table:table-row>
      </table:table>
      <text:h text:style-name="Heading_20_2" text:outline-level="2">6. Routing Protocol</text:h>
      <text:list text:style-name="L7">
        <text:list-item>
          <text:p text:style-name="P8">Use <text:span text:style-name="Strong_20_Emphasis">OSPF (Open Shortest Path First)</text:span> as the dynamic routing protocol.</text:p>
        </text:list-item>
        <text:list-item>
          <text:p text:style-name="P8">OSPF should advertise all VLAN networks across routers.</text:p>
        </text:list-item>
      </text:list>
      <text:h text:style-name="Heading_20_2" text:outline-level="2">7. DHCP Configuration</text:h>
      <text:list text:style-name="L8">
        <text:list-item>
          <text:p text:style-name="P9">Each router must be configured as a <text:span text:style-name="Strong_20_Emphasis">DHCP server</text:span>.</text:p>
        </text:list-item>
        <text:list-item>
          <text:p text:style-name="P9">All devices should obtain IP addresses <text:span text:style-name="Strong_20_Emphasis">automatically</text:span>.</text:p>
        </text:list-item>
      </text:list>
      <text:h text:style-name="Heading_20_2" text:outline-level="2"><text:soft-page-break/>8. Network Communication</text:h>
      <text:list text:style-name="L9">
        <text:list-item>
          <text:p text:style-name="P10">All devices across all VLANs and floors must be able to <text:span text:style-name="Strong_20_Emphasis">communicate with each other</text:span>.</text:p>
        </text:list-item>
      </text:list>
      <text:h text:style-name="Heading_20_2" text:outline-level="2">9. Remote Access (SSH)</text:h>
      <text:list text:style-name="L10">
        <text:list-item>
          <text:p text:style-name="P11">Configure <text:span text:style-name="Strong_20_Emphasis">SSH (Secure Shell)</text:span> on all routers.</text:p>
        </text:list-item>
        <text:list-item>
          <text:p text:style-name="P11">Enable secure <text:span text:style-name="Strong_20_Emphasis">remote login access</text:span>.</text:p>
        </text:list-item>
      </text:list>
      <text:h text:style-name="Heading_20_2" text:outline-level="2">10. Test PC (IT Department)</text:h>
      <text:list text:style-name="L11">
        <text:list-item>
          <text:p text:style-name="P12">Add a <text:span text:style-name="Strong_20_Emphasis">Test PC</text:span> in the IT department.</text:p>
        </text:list-item>
        <text:list-item>
          <text:p text:style-name="P12">Connect it to <text:span text:style-name="Strong_20_Emphasis">FastEthernet 0/1 (Fa0/1)</text:span>.</text:p>
        </text:list-item>
        <text:list-item>
          <text:p text:style-name="P12">Use this PC to:</text:p>
          <text:list>
            <text:list-item>
              <text:p text:style-name="P12">Test SSH connectivity</text:p>
            </text:list-item>
            <text:list-item>
              <text:p text:style-name="P12">Verify remote access</text:p>
            </text:list-item>
          </text:list>
        </text:list-item>
      </text:list>
      <text:h text:style-name="Heading_20_2" text:outline-level="2">11. Port Security Configuration</text:h>
      <text:list text:style-name="L12">
        <text:list-item>
          <text:p text:style-name="P13">Configure <text:span text:style-name="Strong_20_Emphasis">Port Security</text:span> on the IT department switch.</text:p>
        </text:list-item>
        <text:list-item>
          <text:p text:style-name="P13">Apply the following settings on <text:span text:style-name="Strong_20_Emphasis">Fa0/1</text:span>:</text:p>
          <text:list>
            <text:list-item>
              <text:p text:style-name="P13">Allow only <text:span text:style-name="Strong_20_Emphasis">Test PC</text:span></text:p>
            </text:list-item>
            <text:list-item>
              <text:p text:style-name="P13">Use <text:span text:style-name="Strong_20_Emphasis">sticky MAC address</text:span></text:p>
            </text:list-item>
            <text:list-item>
              <text:p text:style-name="P13">Maximum MAC addresses: <text:span text:style-name="Strong_20_Emphasis">1</text:span></text:p>
            </text:list-item>
            <text:list-item>
              <text:p text:style-name="P13">Violation mode: <text:span text:style-name="Strong_20_Emphasis">shutdown</text:span></text:p>
            </text:list-item>
          </text:list>
        </text:list-item>
      </text:list>
      <text:h text:style-name="Heading_20_2" text:outline-level="2">Expected Outcome</text:h>
      <text:p text:style-name="Text_20_body">After implementation:</text:p>
      <text:list text:style-name="L13">
        <text:list-item>
          <text:p text:style-name="P14">VLANs are properly configured</text:p>
        </text:list-item>
        <text:list-item>
          <text:p text:style-name="P14">Inter-VLAN routing is functional</text:p>
        </text:list-item>
        <text:list-item>
          <text:p text:style-name="P14">OSPF routing is working correctly</text:p>
        </text:list-item>
        <text:list-item>
          <text:p text:style-name="P14">Devices receive IP via DHCP</text:p>
        </text:list-item>
        <text:list-item>
          <text:p text:style-name="P14">Wireless connectivity is available</text:p>
        </text:list-item>
        <text:list-item>
          <text:p text:style-name="P14">Printers are operational</text:p>
        </text:list-item>
        <text:list-item>
          <text:p text:style-name="P14">SSH remote access is secured</text:p>
        </text:list-item>
        <text:list-item>
          <text:p text:style-name="P14">Port security restricts unauthorized access</text:p>
        </text:list-item>
        <text:list-item>
          <text:p text:style-name="P14">Full communication across all floors is achieved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eeeeee" draw:opacity="64%"/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eeeeee" draw:opacity="64%" draw:auto-grow-height="false" draw:auto-grow-width="false" fo:min-height="1.1035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eeeeee" draw:opacity="64%" draw:auto-grow-height="false" draw:auto-grow-width="false" fo:min-height="0.7398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eeeeee" draw:opacity="64%" draw:auto-grow-height="false" draw:auto-grow-width="false" fo:min-height="1.1681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3" draw:name="PowerPlusWaterMarkObject" draw:style-name="Mgr1" draw:text-style-name="MP1" svg:width="6.6925in" svg:height="1.1031in" draw:transform="skewX (-7.81820138823422E-017) rotate (0.785398163397448) translate (0.590277777777778in 6.9361821959755in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4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5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6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7" draw:name="PowerPlusWaterMarkObject" draw:style-name="Mgr2" draw:text-style-name="MP1" svg:width="4.4878in" svg:height="0.7394in" draw:transform="skewX (8.6976897669511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8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9" draw:name="PowerPlusWaterMarkObject" draw:style-name="Mgr3" draw:text-style-name="MP1" svg:width="7.0862in" svg:height="1.1677in" draw:transform="skewX (-6.9755534662431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10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1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2" draw:name="PowerPlusWaterMarkObject" draw:style-name="Mgr1" draw:text-style-name="MP1" svg:width="6.6925in" svg:height="1.1031in" draw:transform="skewX (-7.81820138823422E-017) rotate (0.785398163397448)"><text:p>@amirkhan42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2:37:26.598422066</meta:creation-date>
    <dc:date>2026-03-17T12:50:11.937436934</dc:date>
    <meta:editing-duration>PT2M13S</meta:editing-duration>
    <meta:editing-cycles>1</meta:editing-cycles>
    <meta:document-statistic meta:table-count="3" meta:image-count="0" meta:object-count="0" meta:page-count="4" meta:paragraph-count="101" meta:word-count="436" meta:character-count="2588" meta:non-whitespace-character-count="2299"/>
    <meta:generator>LibreOffice/24.2.7.2$Linux_X86_64 LibreOffice_project/420$Build-2</meta:generator>
  </office:meta>
</office:document-meta>
</file>